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96ee" officeooo:paragraph-rsid="000a96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nue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0:37:33.753063840</meta:creation-date>
    <dc:date>2018-06-01T00:37:48.129902732</dc:date>
    <meta:editing-duration>PT14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5.0.6.2$Linux_x86 LibreOffice_project/00m0$Build-2</meta:generator>
  </office:meta>
</office:document-meta>
</file>